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 style:list-style-name="L7"/>
    <style:style style:name="P7" style:family="paragraph" style:parent-style-name="Standard">
      <style:paragraph-properties fo:break-before="pag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i" text:start-value="50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m du cas : Transmettre une vidéo en live</text:p>
      <text:p text:style-name="Standard">But : émettre un flux vidéo en live via l'application</text:p>
      <text:p text:style-name="Standard">Acteur principal : Chargé de séance </text:p>
      <text:p text:style-name="Standard">Acteurs secondaires : Participants à la séance</text:p>
      <text:p text:style-name="Standard"/>
      <text:p text:style-name="Standard">Déclenchement : Le cas commence lorsque le chargé de séance décide de démarrer un live</text:p>
      <text:p text:style-name="Standard">Pré-condition : Le chargé de séance est connecté à sa session, et dirige une séance à cette heure précise</text:p>
      <text:p text:style-name="Standard"/>
      <text:p text:style-name="Standard">Scénario nominal :</text:p>
      <text:list xml:id="list6959619858601680480" text:style-name="L1">
        <text:list-item>
          <text:list>
            <text:list-item>
              <text:list>
                <text:list-item>
                  <text:p text:style-name="P1">Le chargé de séance connecte via le wifi les caméras destiné à la capture vidéo</text:p>
                </text:list-item>
                <text:list-item>
                  <text:p text:style-name="P1">Le système affiche la liste des caméras connectée et affiche leur point de vue</text:p>
                </text:list-item>
                <text:list-item>
                  <text:p text:style-name="P1">Le système réclame la configuration du cool down du chat et l'activation de enregistrement pour la redifusion</text:p>
                </text:list-item>
                <text:list-item>
                  <text:p text:style-name="P1">Le chargé de séance entre la valeur du cool down et active l'enregistrement</text:p>
                </text:list-item>
                <text:list-item>
                  <text:p text:style-name="P1">Le système un live en le classant par rapport au chargé de séance, participants à la séance ainsi que la date et l'horaire de la séance</text:p>
                </text:list-item>
                <text:list-item>
                  <text:p text:style-name="P1">Le système transmet alors à tout les spectateur les flux vidéos, lance un chat avec le cool down configuré et garde en mémoire les flux vidéos transmit</text:p>
                </text:list-item>
                <text:list-item>
                  <text:p text:style-name="P1">Le système affiche le chat à tout les participants à la séance et le rafraîchit à chaque nouveaux posts</text:p>
                </text:list-item>
                <text:list-item>
                  <text:p text:style-name="P1">Le chargé de séance arrête le live</text:p>
                </text:list-item>
                <text:list-item>
                  <text:p text:style-name="P1">Le système stoppe la capture d'image, la transmission et le chat, convertit l'enregistrement en vidéo et la propose en rediffusion.</text:p>
                </text:list-item>
              </text:list>
            </text:list-item>
          </text:list>
        </text:list-item>
      </text:list>
      <text:p text:style-name="Standard"/>
      <text:p text:style-name="Standard">Post-condition : la séance a été filmé, et le flux vidéo a été transmit en direct via l'application</text:p>
      <text:p text:style-name="Standard"/>
      <text:p text:style-name="Standard">Scénario alternatif :</text:p>
      <text:p text:style-name="Standard"><text:tab/>4.a) Le chargé de séance n'active pas l'enregistrement</text:p>
      <text:p text:style-name="Standard"><text:tab/> <text:s text:c="2"/>|_-&gt; 6.a) Le système ne garde pas en mémoire le flux vidéo</text:p>
      <text:p text:style-name="Standard"><text:tab/> <text:s text:c="2"/>|_-&gt; 9.a) Le système ne propose de rediffusion pour cette séance</text:p>
      <text:p text:style-name="Standard"/>
      <text:p text:style-name="Standard"><text:tab/>7.b) Le nombre de spectateur utilisant le chat est trop grand pour pouvoir lire le chat de manière fluïde</text:p>
      <text:p text:style-name="Standard"><text:tab/><text:tab/>7.b.1) Le chargé de séance augmente le cool-down</text:p>
      <text:p text:style-name="Standard"><text:tab/><text:tab/>7.b.2) Le système diminue la fréquence maximale d’envoi de message dans le chat et le rends plus fluide</text:p>
      <text:p text:style-name="Standard"/>
      <text:p text:style-name="Standard"><text:tab/>7.c) Le nombre de spectateur utilisant le chat est trop petit pour pouvoir lire le chat de manière fluide</text:p>
      <text:p text:style-name="Standard"><text:tab/><text:tab/>7.c.1) Le chargé de séance diminue le cool-down</text:p>
      <text:p text:style-name="Standard"><text:tab/><text:tab/>7.c.2) Le système diminue la fréquence maximale d’envoi de message dans le chat et le rends plus fluïde</text:p>
      <text:p text:style-name="Standard"><text:tab/></text:p>
      <text:list xml:id="list4178025450460586253" text:style-name="L2">
        <text:list-item>
          <text:list>
            <text:list-item>
              <text:p text:style-name="P2">Le chargé de séance oublie d’arrêter le live, et la séance se termine</text:p>
            </text:list-item>
          </text:list>
        </text:list-item>
      </text:list>
      <text:p text:style-name="Standard"><text:tab/><text:tab/>8.b.1) Le système stoppe la capture d'image, la transmission et le chat, convertit l'enregistrement en vidéo et la propose en rediffusion, sans la demande du chargé de séance.</text:p>
      <text:p text:style-name="P7">Nom du cas : Gérer les séance</text:p>
      <text:p text:style-name="Standard">But : Planifier, annuler, valider une séance au besoin d'un chargé de séance</text:p>
      <text:p text:style-name="Standard">Acteur principal : Chargé de séance </text:p>
      <text:p text:style-name="Standard"/>
      <text:p text:style-name="Standard">Déclenchement : Le cas commence lorsque le chargé de séance accède au planning</text:p>
      <text:p text:style-name="Standard">Pré-condition : Le chargé de séance est connecté à sa session</text:p>
      <text:p text:style-name="Standard"/>
      <text:p text:style-name="Standard">Scénario nominal :</text:p>
      <text:list xml:id="list1196057489104784160" text:style-name="L5">
        <text:list-item>
          <text:list>
            <text:list-item>
              <text:list>
                <text:list-item>
                  <text:p text:style-name="P4">Le système affiche le planning</text:p>
                </text:list-item>
                <text:list-item>
                  <text:p text:style-name="P4">Le chargé de séance décide de planifier une séance</text:p>
                </text:list-item>
              </text:list>
            </text:list-item>
          </text:list>
        </text:list-item>
      </text:list>
      <text:list xml:id="list1158566120757717153" text:style-name="L4">
        <text:list-item>
          <text:list>
            <text:list-header>
              <text:p text:style-name="P3">2.1) Le chargé de séance sélectionne un horaire pour la séance</text:p>
            </text:list-header>
          </text:list>
        </text:list-item>
      </text:list>
      <text:p text:style-name="Standard"><text:tab/> <text:s text:c="5"/>2.2) Le système créer une nouvelle séance aux horaires indiqués</text:p>
      <text:list xml:id="list7771684348481359217" text:style-name="L6">
        <text:list-item>
          <text:list>
            <text:list-item>
              <text:list>
                <text:list-item>
                  <text:p text:style-name="P5">Le chargé de séance ferme le planning</text:p>
                </text:list-item>
              </text:list>
            </text:list-item>
          </text:list>
        </text:list-item>
      </text:list>
      <text:p text:style-name="Standard"/>
      <text:p text:style-name="Standard">Post-condition : Le chargé de séance a gérer son planning</text:p>
      <text:p text:style-name="Standard"/>
      <text:p text:style-name="Standard">Scénario alternatif :</text:p>
      <text:p text:style-name="Standard"><text:tab/>1.a) Une séance planifié pour dans les 24h n'a pas suffisamment de participants inscrit.</text:p>
      <text:p text:style-name="Standard"><text:tab/><text:tab/>1.a.1) Le système réclame l'annulation de la séance </text:p>
      <text:p text:style-name="Standard"><text:tab/><text:tab/>1.a.2) Le chargé de séance valide l'annulation</text:p>
      <text:p text:style-name="Standard"><text:tab/><text:tab/>1.a.3) Le système annule la séance, envoie un mail aux inscrits et rembourse leur crédits dépensés pour la séance</text:p>
      <text:p text:style-name="Standard"/>
      <text:p text:style-name="Standard"><text:tab/>1.b) Une séance a lieu ou a eu lieu</text:p>
      <text:p text:style-name="Standard"><text:tab/><text:tab/>1.b.1) Le système demande si la séance a bien eu lieu</text:p>
      <text:p text:style-name="Standard"><text:tab/><text:tab/>1.b.2) Le charger de séance valide la séance et renseigne la liste des participants présents</text:p>
      <text:p text:style-name="Standard"><text:tab/><text:tab/>1.b.3) Le système enregistre cette liste et ajoute des crédits de fidélités aux personnes figurant sur cette liste</text:p>
      <text:p text:style-name="Standard"/>
      <text:p text:style-name="Standard"><text:tab/>1.b.2.a) La séance n'a pas eu lieu</text:p>
      <text:p text:style-name="Standard"><text:tab/><text:tab/>1.b.2.a.1) Le charger de séance invalide la séance</text:p>
      <text:p text:style-name="Standard"/>
      <text:p text:style-name="Standard"><text:tab/>2.a) Le charger de séance décide d'annuler une séance</text:p>
      <text:p text:style-name="Standard"><text:tab/><text:tab/>2.a.1) Le charger de séance sélectionne la séance a annuler</text:p>
      <text:p text:style-name="Standard"><text:tab/><text:tab/>2.a.2) Le système demande un message de justification d'annulation</text:p>
      <text:p text:style-name="Standard"><text:tab/><text:tab/>2.a.3) Le charger de séance entre un message</text:p>
      <text:p text:style-name="Standard"><text:tab/><text:tab/>2.a.4) Le système annule la séance, envoie un mail contenant le message de justification d'annulation aux inscrits et rembourse leur crédits dépensés pour la séance</text:p>
      <text:p text:style-name="Standard"/>
      <text:p text:style-name="Standard"><text:tab/>2.a.3.a) Le charger de séance n'entre pas de messages</text:p>
      <text:p text:style-name="Standard"><text:tab/><text:tab/>2.a.3.a.1) Le système annule la séance, envoie un mail contenant le message <text:s/>d'annulation de base aux inscrits et rembourse leur crédits dépensés pour la séance</text:p>
      <text:p text:style-name="Standard"/>
      <text:p text:style-name="Standard"><text:tab/>3.a) Le charger de séance n'a pas terminer de gérer son planning</text:p>
      <text:p text:style-name="Standard"><text:tab/><text:tab/>3.a.1) Le système retourne a l'interaction N°1.</text:p>
      <text:p text:style-name="Standard"/>
      <text:p text:style-name="P7">Nom du cas : Consulter la boite à idées</text:p>
      <text:p text:style-name="Standard">But : Voir la totalité des idées</text:p>
      <text:p text:style-name="Standard">Acteur principal : Utilisateur de l'application</text:p>
      <text:p text:style-name="Standard"/>
      <text:p text:style-name="Standard">Déclenchement : Utilisateur demande à consulter la boite à idées</text:p>
      <text:p text:style-name="Standard"/>
      <text:p text:style-name="Standard">Scénario nominal :</text:p>
      <text:list xml:id="list8017707062905688133" text:style-name="L7">
        <text:list-item>
          <text:list>
            <text:list-item>
              <text:list>
                <text:list-item>
                  <text:p text:style-name="P6">Le système crée la liste des idées</text:p>
                </text:list-item>
                <text:list-item>
                  <text:p text:style-name="P6">Le système affiche la liste des idées avec leur appréciation, en encadrant en vert celles qui sont validées et en rouges, celles qui sont refusées.</text:p>
                </text:list-item>
              </text:list>
            </text:list-item>
          </text:list>
        </text:list-item>
      </text:list>
      <text:p text:style-name="Standard"/>
      <text:p text:style-name="Standard">Post-condition : l'utilisateur a consulter la boite à idées</text:p>
      <text:p text:style-name="Standard"/>
      <text:p text:style-name="Standard">scénario alternatif :</text:p>
      <text:p text:style-name="Standard"><text:tab/>1.a) La liste est vide</text:p>
      <text:p text:style-name="Standard"><text:tab/><text:tab/>1.a.1) Le système indique qu'il n'y a pas ou plus d'idé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05:44:07.61</meta:creation-date>
    <dc:date>2015-11-06T07:30:22.36</dc:date>
    <meta:editing-duration>PT57M10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3" meta:paragraph-count="73" meta:word-count="858" meta:character-count="4974"/>
  </office:meta>
</office:document-meta>
</file>